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08AF87D0E84B1BB7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08AF87D0E84B1BB7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foretells his death</text:span></text:p>
            <text:p text:style-name="P3"><text:span text:style-name="T2">(John 12:20-36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04:38.437000000</dc:date>
    <meta:editing-duration>PT2H24M27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